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1"/>
    </style:style>
    <style:style style:name="P2" style:family="paragraph" style:parent-style-name="Standard">
      <style:text-properties style:font-name="Ubuntu"/>
    </style:style>
    <style:style style:name="P3" style:family="paragraph" style:parent-style-name="Standard">
      <style:text-properties style:font-name="Ubuntu" officeooo:paragraph-rsid="0009fc0a"/>
    </style:style>
    <style:style style:name="P4" style:family="paragraph" style:parent-style-name="Standard">
      <style:text-properties style:font-name="Ubuntu" officeooo:paragraph-rsid="00157a12"/>
    </style:style>
    <style:style style:name="P5" style:family="paragraph" style:parent-style-name="Standard">
      <style:text-properties style:font-name="Ubuntu" officeooo:rsid="001962be" officeooo:paragraph-rsid="001962be"/>
    </style:style>
    <style:style style:name="P6" style:family="paragraph" style:parent-style-name="Standard">
      <style:text-properties style:font-name="Ubuntu" officeooo:rsid="000d9050" officeooo:paragraph-rsid="0017a8ab"/>
    </style:style>
    <style:style style:name="P7" style:family="paragraph" style:parent-style-name="Standard">
      <style:text-properties style:font-name="Ubuntu" officeooo:paragraph-rsid="0021b69c"/>
    </style:style>
    <style:style style:name="P8" style:family="paragraph" style:parent-style-name="Standard">
      <style:text-properties style:font-name="Ubuntu" officeooo:paragraph-rsid="00220cce"/>
    </style:style>
    <style:style style:name="P9" style:family="paragraph" style:parent-style-name="Standard">
      <style:text-properties style:font-name="Ubuntu" officeooo:paragraph-rsid="000f424e"/>
    </style:style>
    <style:style style:name="P10" style:family="paragraph" style:parent-style-name="Standard">
      <style:text-properties style:font-name="Ubuntu" officeooo:rsid="0010788b" officeooo:paragraph-rsid="0010788b"/>
    </style:style>
    <style:style style:name="P11" style:family="paragraph" style:parent-style-name="Standard">
      <style:text-properties style:font-name="Ubuntu" officeooo:rsid="0010788b" officeooo:paragraph-rsid="002b4ab3"/>
    </style:style>
    <style:style style:name="P12" style:family="paragraph" style:parent-style-name="Standard">
      <style:text-properties style:font-name="Ubuntu" officeooo:rsid="0010788b" officeooo:paragraph-rsid="002eb291"/>
    </style:style>
    <style:style style:name="P13" style:family="paragraph" style:parent-style-name="Standard">
      <style:text-properties style:font-name="Ubuntu" officeooo:rsid="0010788b" officeooo:paragraph-rsid="004311b8"/>
    </style:style>
    <style:style style:name="P14" style:family="paragraph" style:parent-style-name="Standard">
      <style:text-properties style:font-name="Ubuntu" officeooo:rsid="00114049" officeooo:paragraph-rsid="00114049"/>
    </style:style>
    <style:style style:name="P15" style:family="paragraph" style:parent-style-name="Standard">
      <style:text-properties style:font-name="Ubuntu" officeooo:rsid="00114049" officeooo:paragraph-rsid="002b6b02"/>
    </style:style>
    <style:style style:name="P16" style:family="paragraph" style:parent-style-name="Standard">
      <style:text-properties style:font-name="Ubuntu" officeooo:rsid="00114049" officeooo:paragraph-rsid="00314b96"/>
    </style:style>
    <style:style style:name="P17" style:family="paragraph" style:parent-style-name="Standard">
      <style:text-properties style:font-name="Ubuntu" officeooo:rsid="00114049" officeooo:paragraph-rsid="003308bc"/>
    </style:style>
    <style:style style:name="P18" style:family="paragraph" style:parent-style-name="Standard">
      <style:text-properties style:font-name="Ubuntu" officeooo:rsid="00114049" officeooo:paragraph-rsid="00297869"/>
    </style:style>
    <style:style style:name="P19" style:family="paragraph" style:parent-style-name="Standard">
      <style:text-properties style:font-name="Ubuntu" style:font-name-asian="Arial1" style:font-name-complex="Tahoma"/>
    </style:style>
    <style:style style:name="P20" style:family="paragraph" style:parent-style-name="Standard">
      <style:text-properties style:font-name="Ubuntu" officeooo:paragraph-rsid="004311b8" style:font-name-asian="Arial1" style:font-name-complex="Tahoma"/>
    </style:style>
    <style:style style:name="P21" style:family="paragraph" style:parent-style-name="Standard">
      <style:text-properties style:font-name="Ubuntu" officeooo:rsid="000f424e" officeooo:paragraph-rsid="00220cce"/>
    </style:style>
    <style:style style:name="P22" style:family="paragraph" style:parent-style-name="Standard">
      <style:text-properties style:font-name="Ubuntu" officeooo:rsid="002b6b02" officeooo:paragraph-rsid="002b6b02"/>
    </style:style>
    <style:style style:name="P23" style:family="paragraph" style:parent-style-name="Standard">
      <style:text-properties style:font-name="Ubuntu" officeooo:paragraph-rsid="002b6b02"/>
    </style:style>
    <style:style style:name="P24" style:family="paragraph" style:parent-style-name="Standard">
      <style:text-properties style:font-name="Ubuntu" officeooo:rsid="00324482" officeooo:paragraph-rsid="00324482"/>
    </style:style>
    <style:style style:name="P25" style:family="paragraph" style:parent-style-name="Standard">
      <style:text-properties style:font-name="Ubuntu" officeooo:rsid="003a6b25" officeooo:paragraph-rsid="003a6b25"/>
    </style:style>
    <style:style style:name="P26" style:family="paragraph" style:parent-style-name="Standard">
      <style:text-properties style:font-name="Ubuntu" officeooo:rsid="003a6b25" officeooo:paragraph-rsid="003ae3f2"/>
    </style:style>
    <style:style style:name="P27" style:family="paragraph" style:parent-style-name="Standard">
      <style:text-properties style:font-name="Ubuntu" officeooo:rsid="003a6b25" officeooo:paragraph-rsid="005bb385"/>
    </style:style>
    <style:style style:name="P28" style:family="paragraph" style:parent-style-name="Standard">
      <style:text-properties style:font-name="Ubuntu" officeooo:rsid="003a6b25" officeooo:paragraph-rsid="005ca3e4"/>
    </style:style>
    <style:style style:name="P29" style:family="paragraph" style:parent-style-name="Standard">
      <style:text-properties style:font-name="Ubuntu" officeooo:rsid="003a6b25" officeooo:paragraph-rsid="0062ce24"/>
    </style:style>
    <style:style style:name="P30" style:family="paragraph" style:parent-style-name="Standard">
      <style:text-properties style:font-name="Ubuntu" officeooo:rsid="003a6b25" officeooo:paragraph-rsid="00653a02"/>
    </style:style>
    <style:style style:name="P31" style:family="paragraph" style:parent-style-name="Standard">
      <style:text-properties style:font-name="Ubuntu" officeooo:rsid="003a6b25" officeooo:paragraph-rsid="00657e85"/>
    </style:style>
    <style:style style:name="P32" style:family="paragraph" style:parent-style-name="Standard">
      <style:text-properties style:font-name="Ubuntu" officeooo:rsid="00314b96" officeooo:paragraph-rsid="0045d259"/>
    </style:style>
    <style:style style:name="P33" style:family="paragraph" style:parent-style-name="Standard">
      <style:text-properties style:font-name="Ubuntu" officeooo:rsid="0027a4f9" officeooo:paragraph-rsid="002eb291"/>
    </style:style>
    <style:style style:name="P34" style:family="paragraph" style:parent-style-name="Standard">
      <style:text-properties style:font-name="Ubuntu" officeooo:rsid="0036093e" officeooo:paragraph-rsid="003d9911"/>
    </style:style>
    <style:style style:name="P35" style:family="paragraph" style:parent-style-name="Standard">
      <style:text-properties style:font-name="Ubuntu" officeooo:rsid="0044dfdc" officeooo:paragraph-rsid="0044dfdc"/>
    </style:style>
    <style:style style:name="P36" style:family="paragraph" style:parent-style-name="Standard">
      <style:text-properties style:font-name="Ubuntu" officeooo:rsid="002eb291" officeooo:paragraph-rsid="0045d259"/>
    </style:style>
    <style:style style:name="P37" style:family="paragraph" style:parent-style-name="Standard">
      <style:text-properties style:font-name="Ubuntu" officeooo:paragraph-rsid="004b7e3c"/>
    </style:style>
    <style:style style:name="P38" style:family="paragraph" style:parent-style-name="Standard">
      <style:text-properties style:font-name="Ubuntu" officeooo:rsid="004b7e3c" officeooo:paragraph-rsid="004b7e3c"/>
    </style:style>
    <style:style style:name="P39" style:family="paragraph" style:parent-style-name="Standard">
      <style:text-properties style:font-name="Ubuntu" officeooo:rsid="004c717f" officeooo:paragraph-rsid="004c717f"/>
    </style:style>
    <style:style style:name="P40" style:family="paragraph" style:parent-style-name="Standard">
      <style:text-properties style:font-name="Ubuntu" officeooo:rsid="004c717f" officeooo:paragraph-rsid="00646796"/>
    </style:style>
    <style:style style:name="P41" style:family="paragraph" style:parent-style-name="Standard">
      <style:text-properties style:font-name="Ubuntu" officeooo:rsid="0037fda1" officeooo:paragraph-rsid="00584bb7"/>
    </style:style>
    <style:style style:name="P42" style:family="paragraph" style:parent-style-name="Standard">
      <style:text-properties style:font-name="Ubuntu" officeooo:rsid="002b4ab3" officeooo:paragraph-rsid="0046f2cb"/>
    </style:style>
    <style:style style:name="P43" style:family="paragraph" style:parent-style-name="Standard">
      <style:text-properties style:font-name="Ubuntu" officeooo:rsid="002b4ab3" officeooo:paragraph-rsid="00584bb7"/>
    </style:style>
    <style:style style:name="P44" style:family="paragraph" style:parent-style-name="Standard">
      <style:text-properties style:font-name="Ubuntu" officeooo:rsid="005bb385" officeooo:paragraph-rsid="0060050b"/>
    </style:style>
    <style:style style:name="P45" style:family="paragraph" style:parent-style-name="Standard">
      <style:text-properties style:font-name="Ubuntu" officeooo:rsid="004f417e" officeooo:paragraph-rsid="00646796"/>
    </style:style>
    <style:style style:name="P46" style:family="paragraph" style:parent-style-name="Standard">
      <style:text-properties style:font-name="Ubuntu" officeooo:rsid="00646796" officeooo:paragraph-rsid="00646796"/>
    </style:style>
    <style:style style:name="P47" style:family="paragraph" style:parent-style-name="Standard">
      <style:text-properties style:font-name="Ubuntu" officeooo:rsid="0055b750" officeooo:paragraph-rsid="00653a02"/>
    </style:style>
    <style:style style:name="P48" style:family="paragraph" style:parent-style-name="Standard">
      <style:text-properties style:font-name="Ubuntu" officeooo:paragraph-rsid="006a5423"/>
    </style:style>
    <style:style style:name="P49" style:family="paragraph" style:parent-style-name="Standard">
      <style:text-properties fo:font-variant="normal" fo:text-transform="none" fo:color="#000000" style:font-name="Ubuntu" fo:font-size="12pt" fo:letter-spacing="normal" fo:font-style="normal" fo:font-weight="normal" officeooo:rsid="0023cf73" officeooo:paragraph-rsid="0022e440" style:font-size-asian="12pt"/>
    </style:style>
    <style:style style:name="P50" style:family="paragraph" style:parent-style-name="Standard">
      <style:paragraph-properties fo:break-before="page"/>
      <style:text-properties style:font-name="Ubuntu" officeooo:rsid="002b6b02" officeooo:paragraph-rsid="002b6b02"/>
    </style:style>
    <style:style style:name="P51" style:family="paragraph" style:parent-style-name="Standard">
      <style:text-properties style:font-name="Ubuntu"/>
    </style:style>
    <style:style style:name="P52" style:family="paragraph" style:parent-style-name="Standard">
      <style:text-properties style:font-name="Ubuntu" officeooo:rsid="0068d090" officeooo:paragraph-rsid="006d7bec"/>
    </style:style>
    <style:style style:name="P53" style:family="paragraph" style:parent-style-name="Standard">
      <style:text-properties style:font-name="Ubuntu" officeooo:rsid="0068d090" officeooo:paragraph-rsid="007006e6"/>
    </style:style>
    <style:style style:name="P54" style:family="paragraph" style:parent-style-name="Standard">
      <style:text-properties style:font-name="Ubuntu" officeooo:rsid="003e4395" officeooo:paragraph-rsid="0076a3ec"/>
    </style:style>
    <style:style style:name="P55" style:family="paragraph" style:parent-style-name="Standard">
      <style:text-properties style:font-name="Ubuntu" officeooo:paragraph-rsid="00314b96" style:font-name-asian="Arial1" style:font-name-complex="Tahoma"/>
    </style:style>
    <style:style style:name="P56" style:family="paragraph" style:parent-style-name="Standard">
      <style:text-properties style:font-name="Ubuntu" officeooo:rsid="007808ed" officeooo:paragraph-rsid="007808ed"/>
    </style:style>
    <style:style style:name="P57" style:family="paragraph" style:parent-style-name="Standard">
      <style:text-properties style:font-name="Ubuntu" officeooo:rsid="007900da" officeooo:paragraph-rsid="007900da"/>
    </style:style>
    <style:style style:name="P58" style:family="paragraph" style:parent-style-name="Standard">
      <style:text-properties style:font-name="Ubuntu" officeooo:rsid="007900da" officeooo:paragraph-rsid="007a2c58"/>
    </style:style>
    <style:style style:name="P59" style:family="paragraph" style:parent-style-name="Standard">
      <style:text-properties style:font-name="Ubuntu" officeooo:rsid="007a2c58" officeooo:paragraph-rsid="007a2c58"/>
    </style:style>
    <style:style style:name="P60" style:family="paragraph" style:parent-style-name="Standard">
      <style:text-properties style:font-name="Ubuntu" officeooo:paragraph-rsid="007a2c58"/>
    </style:style>
    <style:style style:name="P61" style:family="paragraph" style:parent-style-name="Standard">
      <style:text-properties style:font-name="Ubuntu" officeooo:rsid="007b6f04" officeooo:paragraph-rsid="007b6f04"/>
    </style:style>
    <style:style style:name="P62" style:family="paragraph" style:parent-style-name="Standard">
      <style:text-properties style:font-name="Ubuntu" officeooo:paragraph-rsid="007b6f04"/>
    </style:style>
    <style:style style:name="P63" style:family="paragraph" style:parent-style-name="Standard">
      <style:text-properties style:font-name="Ubuntu" officeooo:rsid="00114049" officeooo:paragraph-rsid="002b6b02"/>
    </style:style>
    <style:style style:name="P64" style:family="paragraph" style:parent-style-name="Standard">
      <style:text-properties style:font-name="Ubuntu" officeooo:rsid="004b7e3c" officeooo:paragraph-rsid="007bbe64"/>
    </style:style>
    <style:style style:name="P65" style:family="paragraph" style:parent-style-name="Standard">
      <style:text-properties style:font-name="Ubuntu" officeooo:paragraph-rsid="0076a3ec"/>
    </style:style>
    <style:style style:name="T1" style:family="text">
      <style:text-properties officeooo:rsid="00180a2a"/>
    </style:style>
    <style:style style:name="T2" style:family="text">
      <style:text-properties officeooo:rsid="00431774"/>
    </style:style>
    <style:style style:name="T3" style:family="text">
      <style:text-properties style:text-underline-style="solid" style:text-underline-width="auto" style:text-underline-color="font-color"/>
    </style:style>
    <style:style style:name="T4" style:family="text">
      <style:text-properties officeooo:rsid="0009fc0a"/>
    </style:style>
    <style:style style:name="T5" style:family="text">
      <style:text-properties officeooo:rsid="0010788b"/>
    </style:style>
    <style:style style:name="T6" style:family="text">
      <style:text-properties officeooo:rsid="0012f1db"/>
    </style:style>
    <style:style style:name="T7" style:family="text">
      <style:text-properties officeooo:rsid="00157a12"/>
    </style:style>
    <style:style style:name="T8" style:family="text">
      <style:text-properties officeooo:rsid="0015ab21"/>
    </style:style>
    <style:style style:name="T9" style:family="text">
      <style:text-properties officeooo:rsid="001c9e80"/>
    </style:style>
    <style:style style:name="T10" style:family="text">
      <style:text-properties officeooo:rsid="001e8657"/>
    </style:style>
    <style:style style:name="T11" style:family="text">
      <style:text-properties officeooo:rsid="001f43b8"/>
    </style:style>
    <style:style style:name="T12" style:family="text">
      <style:text-properties officeooo:rsid="0022e440"/>
    </style:style>
    <style:style style:name="T13" style:family="text">
      <style:text-properties fo:color="#000000" fo:font-size="12pt" style:font-size-asian="12pt"/>
    </style:style>
    <style:style style:name="T14" style:family="text">
      <style:text-properties fo:color="#000000" fo:font-size="12pt" officeooo:rsid="0022e440" style:font-size-asian="12pt"/>
    </style:style>
    <style:style style:name="T15" style:family="text">
      <style:text-properties fo:font-variant="normal" fo:text-transform="none" fo:color="#000000" fo:font-size="12pt" fo:letter-spacing="normal" fo:font-style="normal" fo:font-weight="normal" style:font-size-asian="12pt"/>
    </style:style>
    <style:style style:name="T16" style:family="text">
      <style:text-properties fo:font-variant="normal" fo:text-transform="none" fo:color="#000000" fo:font-size="12pt" fo:letter-spacing="normal" fo:font-style="normal" fo:font-weight="normal" officeooo:rsid="0022e440" style:font-size-asian="12pt"/>
    </style:style>
    <style:style style:name="T17" style:family="text">
      <style:text-properties fo:font-variant="normal" fo:text-transform="none" fo:color="#000000" fo:font-size="12pt" fo:letter-spacing="normal" fo:font-style="normal" fo:font-weight="normal" officeooo:rsid="0023cf73" style:font-size-asian="12pt"/>
    </style:style>
    <style:style style:name="T18" style:family="text">
      <style:text-properties fo:font-variant="normal" fo:text-transform="none" fo:color="#000000" fo:font-size="12pt" fo:letter-spacing="normal" fo:font-style="normal" fo:font-weight="normal" officeooo:rsid="002c29b7" style:font-size-asian="12pt"/>
    </style:style>
    <style:style style:name="T19" style:family="text">
      <style:text-properties fo:font-variant="normal" fo:text-transform="none" fo:color="#000000" fo:font-size="12pt" fo:letter-spacing="normal" fo:font-style="normal" fo:font-weight="normal" officeooo:rsid="00653a02" style:font-size-asian="12pt"/>
    </style:style>
    <style:style style:name="T20" style:family="text">
      <style:text-properties fo:font-variant="normal" fo:text-transform="none" fo:color="#000000" fo:font-size="12pt" fo:letter-spacing="normal" fo:font-style="normal" fo:font-weight="normal" officeooo:rsid="005bb385" style:font-size-asian="12pt"/>
    </style:style>
    <style:style style:name="T21" style:family="text">
      <style:text-properties fo:font-variant="normal" fo:text-transform="none" fo:color="#000000" fo:font-size="12pt" fo:letter-spacing="normal" fo:font-style="normal" fo:font-weight="normal" officeooo:rsid="00676721" style:font-size-asian="12pt"/>
    </style:style>
    <style:style style:name="T22" style:family="text">
      <style:text-properties fo:font-variant="normal" fo:text-transform="none" fo:color="#000000" fo:font-size="12pt" fo:letter-spacing="normal" fo:font-style="normal" fo:font-weight="normal" officeooo:rsid="0074a489" style:font-size-asian="12pt"/>
    </style:style>
    <style:style style:name="T23" style:family="text">
      <style:text-properties style:font-name="Ubuntu"/>
    </style:style>
    <style:style style:name="T24" style:family="text">
      <style:text-properties officeooo:rsid="0026b86e"/>
    </style:style>
    <style:style style:name="T25" style:family="text">
      <style:text-properties officeooo:rsid="0027a4f9"/>
    </style:style>
    <style:style style:name="T26" style:family="text">
      <style:text-properties officeooo:rsid="002887d6"/>
    </style:style>
    <style:style style:name="T27" style:family="text">
      <style:text-properties officeooo:rsid="00297869"/>
    </style:style>
    <style:style style:name="T28" style:family="text">
      <style:text-properties officeooo:rsid="002b1a6b"/>
    </style:style>
    <style:style style:name="T29" style:family="text">
      <style:text-properties officeooo:rsid="002b4ab3"/>
    </style:style>
    <style:style style:name="T30" style:family="text">
      <style:text-properties officeooo:rsid="002c1a09"/>
    </style:style>
    <style:style style:name="T31" style:family="text">
      <style:text-properties officeooo:rsid="002d125f"/>
    </style:style>
    <style:style style:name="T32" style:family="text">
      <style:text-properties officeooo:rsid="002eb291"/>
    </style:style>
    <style:style style:name="T33" style:family="text">
      <style:text-properties officeooo:rsid="0032ae71"/>
    </style:style>
    <style:style style:name="T34" style:family="text">
      <style:text-properties officeooo:rsid="003308bc"/>
    </style:style>
    <style:style style:name="T35" style:family="text">
      <style:text-properties officeooo:rsid="0036093e"/>
    </style:style>
    <style:style style:name="T36" style:family="text">
      <style:text-properties officeooo:rsid="0036ad83"/>
    </style:style>
    <style:style style:name="T37" style:family="text">
      <style:text-properties officeooo:rsid="00387580"/>
    </style:style>
    <style:style style:name="T38" style:family="text">
      <style:text-properties officeooo:rsid="003b452f"/>
    </style:style>
    <style:style style:name="T39" style:family="text">
      <style:text-properties officeooo:rsid="003d9911"/>
    </style:style>
    <style:style style:name="T40" style:family="text">
      <style:text-properties officeooo:rsid="003f1ae5"/>
    </style:style>
    <style:style style:name="T41" style:family="text">
      <style:text-properties officeooo:rsid="00424cdf"/>
    </style:style>
    <style:style style:name="T42" style:family="text">
      <style:text-properties officeooo:rsid="0044dfdc"/>
    </style:style>
    <style:style style:name="T43" style:family="text">
      <style:text-properties officeooo:rsid="0045d259"/>
    </style:style>
    <style:style style:name="T44" style:family="text">
      <style:text-properties officeooo:rsid="004608dc"/>
    </style:style>
    <style:style style:name="T45" style:family="text">
      <style:text-properties officeooo:rsid="004b7e3c"/>
    </style:style>
    <style:style style:name="T46" style:family="text">
      <style:text-properties officeooo:rsid="004c717f"/>
    </style:style>
    <style:style style:name="T47" style:family="text">
      <style:text-properties officeooo:rsid="004e6c9b"/>
    </style:style>
    <style:style style:name="T48" style:family="text">
      <style:text-properties officeooo:rsid="005039fc"/>
    </style:style>
    <style:style style:name="T49" style:family="text">
      <style:text-properties officeooo:rsid="00517a5b"/>
    </style:style>
    <style:style style:name="T50" style:family="text">
      <style:text-properties officeooo:rsid="00520112"/>
    </style:style>
    <style:style style:name="T51" style:family="text">
      <style:text-properties officeooo:rsid="0055b750"/>
    </style:style>
    <style:style style:name="T52" style:family="text">
      <style:text-properties officeooo:rsid="0058fc1e"/>
    </style:style>
    <style:style style:name="T53" style:family="text">
      <style:text-properties officeooo:rsid="005969bc"/>
    </style:style>
    <style:style style:name="T54" style:family="text">
      <style:text-properties officeooo:rsid="005b0ed4"/>
    </style:style>
    <style:style style:name="T55" style:family="text">
      <style:text-properties officeooo:rsid="00657e85"/>
    </style:style>
    <style:style style:name="T56" style:family="text">
      <style:text-properties officeooo:rsid="00676721"/>
    </style:style>
    <style:style style:name="T57" style:family="text">
      <style:text-properties officeooo:rsid="006c1d9d"/>
    </style:style>
    <style:style style:name="T58" style:family="text">
      <style:text-properties officeooo:rsid="006d25b4"/>
    </style:style>
    <style:style style:name="T59" style:family="text">
      <style:text-properties officeooo:rsid="006d7bec"/>
    </style:style>
    <style:style style:name="T60" style:family="text">
      <style:text-properties officeooo:rsid="006f1160"/>
    </style:style>
    <style:style style:name="T61" style:family="text">
      <style:text-properties officeooo:rsid="007006e6"/>
    </style:style>
    <style:style style:name="T62" style:family="text">
      <style:text-properties officeooo:rsid="00724a2d"/>
    </style:style>
    <style:style style:name="T63" style:family="text">
      <style:text-properties officeooo:rsid="0072bfd2"/>
    </style:style>
    <style:style style:name="T64" style:family="text">
      <style:text-properties officeooo:rsid="007510ea"/>
    </style:style>
    <style:style style:name="T65" style:family="text">
      <style:text-properties officeooo:rsid="0075e5c8"/>
    </style:style>
    <style:style style:name="T66" style:family="text">
      <style:text-properties officeooo:rsid="0076a3ec"/>
    </style:style>
    <style:style style:name="T67" style:family="text">
      <style:text-properties officeooo:rsid="007900da"/>
    </style:style>
    <style:style style:name="T68" style:family="text">
      <style:text-properties officeooo:rsid="007a2c58"/>
    </style:style>
    <style:style style:name="T69" style:family="text">
      <style:text-properties officeooo:rsid="007b6f04"/>
    </style:style>
    <style:style style:name="T70" style:family="text">
      <style:text-properties officeooo:rsid="008051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3">Licensed under the TAPR Open Hardware License (</text:span><text:a xlink:type="simple" xlink:href="http://www.tapr.org/OHL" text:style-name="Internet_20_link" text:visited-style-name="Visited_20_Internet_20_Link"><text:span text:style-name="T23">www.tapr.org/OHL</text:span></text:a><text:span text:style-name="T23">). A copy of the license is included. See file: LICENSE.TXT</text:span></text:p>
      <text:p text:style-name="P2"/>
      <text:p text:style-name="P2">GNU General Public License</text:p>
      <text:p text:style-name="P2"/>
      <text:p text:style-name="P2">This program is free software: you can redistribute it and/or modify it under the terms of the GNU General Public License as published by the Free Software Foundation, either version 3 of the License, or (at your option) any later version. </text:p>
      <text:p text:style-name="P2"/>
      <text:p text:style-name="P2">This program is distributed in the hope that it will be useful, but WITHOUT ANY WARRANTY; without even the implied warranty of MERCHANTABILITY or FITNESS FOR A PARTICULAR PURPOSE. <text:s/>See the GNU General Public License for more details. </text:p>
      <text:p text:style-name="P2"/>
      <text:p text:style-name="P1"><text:span text:style-name="T23">You should have received a copy of the GNU General Public License along with this program. <text:s/>If not, see &lt;</text:span><text:a xlink:type="simple" xlink:href="http://www.gnu.org/licenses/" text:style-name="Internet_20_link" text:visited-style-name="Visited_20_Internet_20_Link"><text:span text:style-name="T23">http://www.gnu.org/licenses/</text:span></text:a><text:span text:style-name="T23">&gt;. A copy of the license is included See file: GPL.TXT </text:span></text:p>
      <text:p text:style-name="P2"/>
      <text:p text:style-name="P3">Innovator<text:span text:style-name="T7">s</text:span>: <text:s/><text:tab/><text:span text:style-name="T7">Liselotte Scheu dba Scheus Rainbow Army</text:span> <text:s text:c="2"/>email: <text:span text:style-name="T4">kappa@dekka</text:span>.com</text:p>
      <text:p text:style-name="P2"><text:tab/><text:tab/>17600 S. Pacific HWY #20</text:p>
      <text:p text:style-name="P2"><text:tab/><text:tab/>Marylhurst, OR 97036-0020 <text:s text:c="3"/>usa</text:p>
      <text:p text:style-name="P2"><text:tab/><text:tab/>Place of performance:<text:tab/><text:tab/><text:span text:style-name="T7">place of business</text:span></text:p>
      <text:p text:style-name="P2"><text:tab/><text:tab/>Employer status: <text:tab/><text:tab/><text:tab/>self-employed (SB)</text:p>
      <text:p text:style-name="P2"><text:tab/><text:tab/><text:span text:style-name="T7">Contribution:<text:tab/><text:tab/><text:tab/><text:tab/>commercial, material, motivational support</text:span></text:p>
      <text:p text:style-name="P2"/>
      <text:p text:style-name="P4"><text:tab/><text:tab/><text:span text:style-name="T7">Benjamin Brink<text:tab/><text:tab/><text:tab/>c/o Scheus Rainbow Army</text:span></text:p>
      <text:p text:style-name="P4"><text:tab/><text:tab/>Origin:<text:tab/><text:tab/><text:tab/><text:tab/><text:tab/>self</text:p>
      <text:p text:style-name="P4"><text:tab/><text:tab/>Innovator representative:<text:tab/><text:tab/>self</text:p>
      <text:p text:style-name="P4"><text:tab/><text:tab/>New technology representative: <text:tab/><text:span text:style-name="T7">self</text:span></text:p>
      <text:p text:style-name="P4"/>
      <text:p text:style-name="P2">Abstract </text:p>
      <text:p text:style-name="P2"/>
      <text:p text:style-name="P5">This hardware design is for building an indoor <text:span text:style-name="T33">television (</text:span>tv<text:span text:style-name="T33">)</text:span> antenna from commonly available parts. The design reduces material construction costs and reduces overall physical profile while matching signal strength and quality of other indoor tv antenna profiles. This design has multiple features: 1. A wide-band balun is built into the antenna. 2. The antenna <text:span text:style-name="T34">may be constructed of common materials, such as</text:span> 75ohm coaxial cable or equivalent. 3. An omnidirectional antenna design reduces installation hurdles associated with directional antennas. 4. No post-installation adjustments; Assumes a fixed position mount. 5. Self-powered; Does not use an amplifier with external power supply.</text:p>
      <text:p text:style-name="P22"/>
      <text:p text:style-name="P50">Table of Contents</text:p>
      <text:p text:style-name="P22"/>
      <text:p text:style-name="P22">Background</text:p>
      <text:p text:style-name="P22">I. Problem</text:p>
      <text:p text:style-name="P22">II. Technically complete description of innovation</text:p>
      <text:p text:style-name="P22"><text:s text:c="2"/>II.A. Purpose and description of innovation</text:p>
      <text:p text:style-name="P22"><text:s text:c="2"/>II.B. Identification of component parts or steps, and explanation of mode of operation of innovation (with sketches)</text:p>
      <text:p text:style-name="P22"><text:s text:c="2"/>II.B.1. <text:span text:style-name="T25">horizontal loop antenna</text:span></text:p>
      <text:p text:style-name="P15"><text:s text:c="2"/>II.B.2. “monopole” vertical antenna <text:span text:style-name="T29">(optional)</text:span></text:p>
      <text:p text:style-name="P64"><text:s text:c="2"/>II.B.3. <text:span text:style-name="T46">coaxial inner wire</text:span></text:p>
      <text:p text:style-name="P15"><text:s text:c="2"/>II.C. Functional operation</text:p>
      <text:p text:style-name="P15"><text:s text:c="2"/>II.D. Alternate embodiments of the innovation</text:p>
      <text:p text:style-name="P15"><text:s text:c="2"/>II.E. Supportive theory</text:p>
      <text:p text:style-name="P15"><text:s text:c="2"/>II.F. Engineering specifications</text:p>
      <text:p text:style-name="P22"><text:s text:c="2"/>II.F.1 Dimensions and measurements</text:p>
      <text:p text:style-name="P22"><text:s text:c="2"/>II.F.2 Materials</text:p>
      <text:p text:style-name="P22"><text:s text:c="2"/><text:span text:style-name="T32">II.F.3 Manufacturing and assembly</text:span></text:p>
      <text:p text:style-name="P22"><text:s text:c="2"/>II.G. Peripheral equipment</text:p>
      <text:p text:style-name="P22"><text:s text:c="2"/>II.H. Maintenance, reliability, safety factors</text:p>
      <text:p text:style-name="P22">III. Innovation parameters</text:p>
      <text:p text:style-name="P22"><text:s text:c="2"/>III.A. Novel or unique features</text:p>
      <text:p text:style-name="P22"><text:s text:c="2"/>III.B. Advantages of innovation</text:p>
      <text:p text:style-name="P22"><text:s text:c="2"/>III.C. Development or new conceptual problems</text:p>
      <text:p text:style-name="P22"><text:s text:c="2"/>III.D. Test data and source of error</text:p>
      <text:p text:style-name="P22"><text:s text:c="2"/>III.E. Analysis of capabilities</text:p>
      <text:p text:style-name="P22">IV. Potential commercial applications and points of contact</text:p>
      <text:p text:style-name="P22">V. Other</text:p>
      <text:p text:style-name="P23"><text:s text:c="2"/>V.A. Additional documentation</text:p>
      <text:p text:style-name="P23"><text:s text:c="2"/>V.B. Degree of technology significance</text:p>
      <text:p text:style-name="P23"><text:s text:c="2"/>V.C. State of development</text:p>
      <text:p text:style-name="P22">VI. Patent status</text:p>
      <text:p text:style-name="P22">VII. Signatures of innovator(s), witnesses</text:p>
      <text:p text:style-name="P2"/>
      <text:p text:style-name="P2"/>
      <text:p text:style-name="P2">Background</text:p>
      <text:p text:style-name="P2"/>
      <text:p text:style-name="P53"><text:span text:style-name="T61">In 1981, a </text:span>high school <text:span text:style-name="T57">student attempted to reconcile electromagnetism taught in physics with electromagnetism taught in analog electronics courses using a thought experiment.</text:span> <text:s/><text:span text:style-name="T61">It didn't take long to see a potential for developing</text:span> a fast, <text:span text:style-name="T61">energy </text:span>efficient ion drive for space <text:soft-page-break/>travel. <text:span text:style-name="T57">In between years of virtual dust collecting on mental notes, the experiment matured with experience and teasing from observations of mystifying, often natural phenomenon. </text:span></text:p>
      <text:p text:style-name="P53"/>
      <text:p text:style-name="P53"><text:span text:style-name="T57">T</text:span>he project <text:span text:style-name="T58">is ready to be worked in a lab, and yet</text:span> has reached an impasse. <text:s/>A <text:span text:style-name="T58">handful of</text:span> retire<text:span text:style-name="T58">e</text:span>s <text:span text:style-name="T58">and their friends just don't have the resources</text:span> <text:span text:style-name="T58">for testing in a lab with expensive tools and labor. <text:s/>To qualify for fu</text:span>nd<text:span text:style-name="T58">s or resources from any organization</text:span> requires demonstrati<text:span text:style-name="T58">ng</text:span> a proof-of-concept <text:span text:style-name="T58">prototype; <text:s/>This is a sensible request yet undoubtedly wrapped in typical bureaucratic quagmire worthy of sinking most any big dream in a bog of red tape. <text:s/>How does one create</text:span> a demo <text:span text:style-name="T58">worthy of building confidence in a concept</text:span> when competing projects already <text:span text:style-name="T58">work and are</text:span> backed by billions of dollars of resources and investments?</text:p>
      <text:p text:style-name="P48"/>
      <text:p text:style-name="P52">On March 2, 2015 <text:span text:style-name="T58">this mousey</text:span> project gained new footing with introduction of a practical strategy: Demonstrate a part of the proof-of-concept by re-engineering <text:span text:style-name="T59">a technology staple: the</text:span> tv antenna. <text:s/><text:span text:style-name="T59">That same day, t</text:span>he functional nature of <text:span text:style-name="T59">a new</text:span> antenna design was <text:span text:style-name="T59">readily </text:span>adopted <text:span text:style-name="T70">as if playing roles in a sci-fi drama cobbling together alien technology to fix reception on the last working tv in town</text:span>. The balun was <text:span text:style-name="T70">artfully </text:span>in<text:span text:style-name="T60">tegrated</text:span> into the antenna on May 19, 2015 as a way to <text:span text:style-name="T60">boost signal</text:span> quality and strength.</text:p>
      <text:p text:style-name="P2"/>
      <text:p text:style-name="P2">I. Problem</text:p>
      <text:p text:style-name="P2"/>
      <text:p text:style-name="P6"><text:span text:style-name="T24">The original problem statement:</text:span> <text:span text:style-name="T10">H</text:span>ow to demonstrate competency with novel ion engine <text:span text:style-name="T8">technology while constrained by</text:span> a frugal budget? <text:s/><text:span text:style-name="T10">Due to the expensive and expansive nature of high-energy physics experimentation, the problem statement has percolated to: </text:span></text:p>
      <text:p text:style-name="P6"/>
      <text:p text:style-name="P6">How to design a tv antenna <text:span text:style-name="T9">for tv viewers </text:span>that incorporates design principles not used in conventional tv antenna design <text:span text:style-name="T30">and is competitive with market offerings to fund tooling for further development</text:span>?</text:p>
      <text:p text:style-name="P2"/>
      <text:p text:style-name="P2">II. <text:s/>Technically complete description of innovation</text:p>
      <text:p text:style-name="P2"/>
      <text:p text:style-name="P2">II.A. Purpose and description of innovation</text:p>
      <text:p text:style-name="P2"/>
      <text:p text:style-name="P37"><text:span text:style-name="T11">This apparatus serves as an indoor tv antenna. <text:s/>It is capable of receiving some tv stations that usually require conventional attic antennas. Its</text:span> solid-state, high-Q <text:span text:style-name="T49">low-reactance </text:span>resonator <text:span text:style-name="T45">with integrated balun</text:span> <text:span text:style-name="T45">provides a significant reduction in physical size. The circuit and design are simple while being innovative, because the apparatus avoids many issues of electrical engineering complexity hidden in conventional antenna design.</text:span> <text:span text:style-name="T45">Flexibility in the design specifications allows prototypes to be built using</text:span> common electric<text:span text:style-name="T47">al telecommunication</text:span> materials. </text:p>
      <text:p text:style-name="P7"><text:soft-page-break/></text:p>
      <text:p text:style-name="P21">This apparatus incorporates a unique configuration of a wide-band balun <text:span text:style-name="T45">circuit</text:span> by reducing the circuit into the physical form of the antenna; Conventional tv antennas <text:span text:style-name="T28">usually </text:span>require a balun between the antenna and receiver to balance <text:span text:style-name="T28">impedance</text:span>. By eliminating the separate<text:span text:style-name="T45">ness of the</text:span> balun from the signal's path to the receiver, the apparatus is capable of delivering a stronger and higher quality signal using <text:span text:style-name="T42">a </text:span>smaller amount of mass <text:span text:style-name="T42">and less components</text:span>. <text:span text:style-name="T28">This apparatus also leverages performance features common to small loop antennas.</text:span> </text:p>
      <text:p text:style-name="P8"/>
      <text:p text:style-name="P49"/>
      <text:p text:style-name="P9"/>
      <text:p text:style-name="P2">II.B. Identification of component parts or steps, and explanation of mode of operation of innovation (with sketches)</text:p>
      <text:p text:style-name="P11"/>
      <text:p text:style-name="P2">II.B.1. <text:span text:style-name="T25">horizontal loop antenna</text:span></text:p>
      <text:p text:style-name="P2"/>
      <text:p text:style-name="P12"><text:span text:style-name="T31">The horizontal loop is the primary visible component of the apparatus. On first look, the</text:span> loop <text:span text:style-name="T25">appears to be a simple loop antenna consisting of a conductive cylinder bent into a circular loop ie a torus. On closer examination, the torus contains a wire oriented coaxially. Specifically, the torus loop </text:span>consists of a coaxial <text:span text:style-name="T25">conductive cylinder surrounding a conductor-wire at the axial center of the cylinder with a nonconductive dielectric between the two conductors. The torus is configured most optimally in a closed-loop with a junction that passes the internal conductive-wire externally. <text:s/>Due to practical limits in construction, the torus may have a break of continuity at the junction of the inner coaxial wire. <text:s/></text:span></text:p>
      <text:p text:style-name="P10"/>
      <text:p text:style-name="P14">II.B.2. monopole vertical antenna <text:span text:style-name="T29">(optional)</text:span></text:p>
      <text:p text:style-name="P14"/>
      <text:p text:style-name="P17"><text:span text:style-name="T26">The</text:span> monopole, <text:span text:style-name="T49">if used,</text:span> <text:span text:style-name="T26">appears to be a simple monopole antenna consisting of a conductive cylinder oriented vertically. On closer examination, the cylinder contains a wire oriented coaxially. </text:span>Specifically, <text:span text:style-name="T27">the cylindrical monopole</text:span> <text:span text:style-name="T5">surrounds a conductor-wire at the axial center of the cylinder with a nonconductive dielectric between the two conductors. The wire is in circuit with the loop's coaxial wire. </text:span></text:p>
      <text:p text:style-name="P18"/>
      <text:p text:style-name="P38">II.B.3. <text:span text:style-name="T46">coaxial inner wire</text:span></text:p>
      <text:p text:style-name="P38"/>
      <text:p text:style-name="P39">The coaxial inner wire of the antenna loop <text:span text:style-name="T47">is</text:span> in an ungrounded closed-loop. <text:span text:style-name="T50">The coaxial wire of the optional monopole either shares the same wire loop or is coupled to it.</text:span></text:p>
      <text:p text:style-name="P39"/>
      <text:p text:style-name="P2">II.C. Functional operation</text:p>
      <text:p text:style-name="P2"/>
      <text:p text:style-name="P32"><text:soft-page-break/>The antenna collects tv <text:span text:style-name="T43">broadcast electromagnetic (EM) signals</text:span> <text:span text:style-name="T43">and transfers the signals </text:span>to a transmission line that is usually <text:span text:style-name="T43">connected</text:span> to a tv receiver. <text:s/></text:p>
      <text:p text:style-name="P32"/>
      <text:p text:style-name="P32">EM signals are initially broadcast from a television terrestrial transmitter at some distance from the antenna. In the US, tv signals are currently transmitted in UHF and VHF wide band frequency spectrums. </text:p>
      <text:p text:style-name="P32"/>
      <text:p text:style-name="P36">A tv signal consists of bits of information encoded into a digital EM signal. The EM signal consists of a combination of synchronized, polarity, amplitude, and phase varying wave cycles and binary fractions (half, forth, eighth, sixteenth etc) of cycles. In the US, tv information bits are embedded via comparative phase offsetting and amplitude modulation such as with 8 bit Vestigial Sideband Modulation (8VSB) or 16 bit Quadrature Amplitude Modulation (16QAM). </text:p>
      <text:p text:style-name="P24"/>
      <text:p text:style-name="P41">An antenna may be simultaneously receiving tv EM signals from multiple transmitters at different angles and azimuths and with different synchronizations. <text:s/>Each distinct change in the accumulated signal represents a possible demarcation of a<text:span text:style-name="T44">n EM</text:span> bit (or signal error). </text:p>
      <text:p text:style-name="P42"/>
      <text:p text:style-name="P43"><text:span text:style-name="T32">For the entire tv EM signal spectrum, there exists one maximum EM bit resolution (think common denominator frequency) that is approximately equal to a binary fraction (0.5^n) of the tv signal bit rate</text:span>. <text:span text:style-name="T32">The EM signal has a higher bit resolution than the tv signal bit rate. </text:span>A<text:span text:style-name="T35">n EM</text:span> bit's <text:span text:style-name="T37">frequency is</text:span> the <text:span text:style-name="T36">shortest </text:span>duration <text:span text:style-name="T36">it takes to</text:span> <text:span text:style-name="T36">uniquely identify all</text:span> <text:span text:style-name="T36">EM </text:span>bit<text:span text:style-name="T36">s</text:span>.<text:span text:style-name="T32"> </text:span><text:s/><text:span text:style-name="T37">An EM bit's wavelength is the distance an EM signal travels for the shortest duration of one EM bit. The EM bit represents the base resonant frequency for the antenna. </text:span></text:p>
      <text:p text:style-name="P26"/>
      <text:p text:style-name="P26">The <text:span text:style-name="T52">antenna loop receives a charge (current and voltage) from the EM signal</text:span>. <text:s text:c="2"/></text:p>
      <text:p text:style-name="P26"/>
      <text:p text:style-name="P26">The antenna loop's <text:span text:style-name="T38">charge</text:span> most significantly <text:span text:style-name="T52">transmits charge difference to ground. </text:span></text:p>
      <text:p text:style-name="P26"/>
      <text:p text:style-name="P27"><text:span text:style-name="T53">The antenna loop's coaxial inner conductor receives a polarity reversed charge (current and voltage) by way of induction and capacitance from the outer antenna loop</text:span>. <text:span text:style-name="T51">The (primary) loop conductor to (secondary) conductor is mostly inductive and results in a positive net signal gain of 1:n. </text:span></text:p>
      <text:p text:style-name="P27"/>
      <text:p text:style-name="P29"><text:span text:style-name="T54">The antenna loop's coaxial, closed-loop inner conductor passes the</text:span> signal <text:span text:style-name="T54">to the inner conductor of a coaxial transmission line for delivery to the signal decoder/receiver such as television. </text:span></text:p>
      <text:p text:style-name="P29"/>
      <text:p text:style-name="P44">By definition, a balun exists when the current in the outer skin of the outer conductor of a coaxial transmission line is zero. A balun exists, since the antenna loop connector is <text:soft-page-break/>coupled with ground and the inner conductor of the transmission line carries a floating signal with reverse polarization. Hypothetically, a portion of the current travels on the inner and outer skin of the outer conductor. The inner skin of the outer conductor's signal is <text:span text:style-name="T62">amplified</text:span> by the reverse polarity of the inner conductor. <text:s/>The outer skin of the outer conductor's signal is dampened by the increasing signal of same polarity <text:span text:style-name="T62">of</text:span> the inner skin of the outer conductor. This hypothesis has been indirectly substantiated experimentally by successful demonstration of tv reception using the apparatus. Other influences are not excluded, such as from waveguide properties of the transmission line.</text:p>
      <text:p text:style-name="P28"/>
      <text:p text:style-name="P25">If the <text:span text:style-name="T38">antenna </text:span>loop <text:span text:style-name="T54">circuit</text:span> is <text:span text:style-name="T54">open to facilitate passing the inner wire out of the loop</text:span>, the<text:span text:style-name="T55">re may be less current resulting from EM signal due to a decrease in current feedback from an open-loop configuration</text:span>.</text:p>
      <text:p text:style-name="P25"/>
      <text:p text:style-name="P35">II.D. Alternate <text:span text:style-name="T48">embodiments</text:span> of the innovation</text:p>
      <text:p text:style-name="P35"/>
      <text:p text:style-name="P45">An optional monopole may be required to boost some signals near the low frequency band range boundary (in VHF band for tv). <text:s/>More testing is needed to identify weaknesses in performance; <text:s/>Limitations to date appear due to build quality issues or local environmental factors. Ideally the monopole's coaxial wire shares the same closed-loop wire circuit for consistent balun performance.</text:p>
      <text:p text:style-name="P40"/>
      <text:p text:style-name="P46">Although the apparatus does not deviate substantially from design essentials when a monopole's coaxial wire is separate from the loop's closed-loop wire and coupled to the loop's wire, complexity in tuning may increase exponentially. <text:s/>The monopole's wire may optionally be a wire segment, one side coupled at the junction with the closed-loop, and the other side terminated after passing through the monopole. </text:p>
      <text:p text:style-name="P35"/>
      <text:p text:style-name="P35">II.E.Supportive theory</text:p>
      <text:p text:style-name="P35"/>
      <text:p text:style-name="P47">The dynamics of high frequency inductance and capacitance of coaxial cable are experimentally quantified in “Induction Calculations” by Frederick W. Gover, Chapter 24 High Frequency Formulas, c1946, Dover pp 280-282, and partially restated in “Handbook of Chemistry and Physics”, 43rd Ed, 1963, “Radio Formula<text:span text:style-name="T63">e</text:span>”, pp3315-3325.</text:p>
      <text:p text:style-name="P30"/>
      <text:p text:style-name="P35"><text:span text:style-name="T12">The antenna design initially required a</text:span>n external<text:span text:style-name="T12"> wide-band balun. <text:s/>The balun design published by </text:span><text:span text:style-name="T13">Chris Trask </text:span><text:span text:style-name="T14">( </text:span><text:span text:style-name="T13">N7ZWY</text:span><text:span text:style-name="T14"> of </text:span><text:span text:style-name="T13">Sonoran Radio Research, </text:span><text:span text:style-name="T14">Tempe AZ) entitled “A Single-Core 4:1 Current Balun of Improved Performance” (retrieved from </text:span><text:span text:style-name="T16">home.earthlink.net/~christrask/Trask4to1Balun.pdf ) </text:span><text:span text:style-name="T22">was chosen because it </text:span><text:span text:style-name="T18">seemed particularly appropriate with its </text:span><text:span text:style-name="T15">wide-band application and </text:span><text:span text:style-name="T18">elegant, </text:span><text:span text:style-name="T21">symmetric</text:span><text:span text:style-name="T18"> design</text:span><text:span text:style-name="T16">. </text:span><text:span text:style-name="T18">The balun was incorporated into the antenna when it</text:span><text:span text:style-name="T16"> became apparent that the function of </text:span><text:soft-page-break/><text:span text:style-name="T17">each </text:span><text:span text:style-name="T18">balun</text:span><text:span text:style-name="T16"> transformer could be </text:span><text:span text:style-name="T18">substituted</text:span><text:span text:style-name="T16"> with </text:span><text:span text:style-name="T17">a </text:span><text:span text:style-name="T18">coaxial </text:span><text:span text:style-name="T17">conducting </text:span><text:span text:style-name="T18">tube and </text:span><text:span text:style-name="T17">wire </text:span><text:span text:style-name="T18">arrangement</text:span><text:span text:style-name="T17">. </text:span><text:span text:style-name="T19">See file PRIOR-ART-PROOF-OF-CONCEPT.odt for balun transformation details. </text:span></text:p>
      <text:p text:style-name="P35"/>
      <text:p text:style-name="P31"><text:span text:style-name="T20">By definition, a balun exists when the current in the outer skin of the outer conductor of a coaxial transmission line is zero. A balun exists, since the antenna loop connector is coupled with ground and the inner conductor of the transmission line carries a floating signal with reverse polarization. Hypothetically, a portion of the current passes on the inner and outer skin of the outer conductor. The inner skin of the outer conductor's signal is reinforced by the reverse polarity of the inner conductor. <text:s/>The outer skin of the outer conductor's signal is dampened by the increasing signal of same polarity from the inner skin of the outer conductor. This hypothesis has been indirectly substantiated experimentally by successful demonstration of tv reception using the apparatus. Other influences are not excluded, such as from waveguide properties of the transmission line.</text:span></text:p>
      <text:p text:style-name="P2"/>
      <text:p text:style-name="P2">II.F. Engineering specifications</text:p>
      <text:p text:style-name="P2"/>
      <text:p text:style-name="P2">Refer to Figures 1 to 3 for visual representation of <text:span text:style-name="T65">variable </text:span>definitions.</text:p>
      <text:p text:style-name="P2"/>
      <text:p text:style-name="P2"><text:span text:style-name="T32">II.F.1 </text:span>Dimensions and measurements</text:p>
      <text:p text:style-name="P2"/>
      <text:p text:style-name="P33">For a given signal bit rate or frequency, the loop's perimeter and cylinder's circumference are a fraction of the EM bit wavelength.</text:p>
      <text:p text:style-name="P12"/>
      <text:p text:style-name="P34">Ideally, each circular conductive path, including the coaxial wire loop and wire circumference, resonates at a binary fraction of an EM bit wavelength to increase signal integrity with varying synchronizations of EM signals.</text:p>
      <text:p text:style-name="P12"/>
      <text:p text:style-name="P16">For a given signal bit rate <text:span text:style-name="T6">or frequency</text:span>, the <text:span text:style-name="T6">monopole's</text:span> and cylinder's circumference is <text:span text:style-name="T6">either: 1. </text:span>a fraction of the <text:span text:style-name="T29">wavelength, where the fraction is one half to the power of a natural number</text:span>; <text:span text:style-name="T6">or 2. a harmony of multiple Q-resonances for multiple frequency bands or channels, such as television UHF/VHF bands or VHF band reception.</text:span></text:p>
      <text:p text:style-name="P55"/>
      <text:p text:style-name="P19"><text:span text:style-name="T32">II.F.2 </text:span>Materials</text:p>
      <text:p text:style-name="P19"/>
      <text:p text:style-name="P13"><text:span text:style-name="T40">Testing shows that</text:span> 75ohm coaxial cable can be <text:span text:style-name="T66">(albeit </text:span>awkwardly<text:span text:style-name="T66">)</text:span> arranged to fit the minimum performance requirements <text:span text:style-name="T39">of the antenna loop and optional monopole.</text:span></text:p>
      <text:p text:style-name="P20"/>
      <text:p text:style-name="P19"><text:span text:style-name="T32">II.F.3 </text:span>Manufacturing and assembly</text:p>
      <text:p text:style-name="P19"/>
      <text:p text:style-name="P54"><text:soft-page-break/>The <text:span text:style-name="T56">base </text:span>EM bit wavelength is small; its complementary frequency is high –<text:span text:style-name="T56">higher than tv transmission bandwidths</text:span>. This apparatus <text:span text:style-name="T41">requires careful construction --like</text:span> any device that works in high frequencies. Performance may be affected by variances in dimensions, <text:span text:style-name="T66">temperature changes</text:span>, alignment, noisy connections etc. <text:s/></text:p>
      <text:p text:style-name="P54"/>
      <text:p text:style-name="P54"><text:span text:style-name="T64">Impedance matching is complicated by the wide-band nature of tv antenna reception, and characteristics of the transmission line when, in general, the length of transmission line increases (over 10% of EM bit wavelength) –given that the EM bit wavelength is significantly shorter than station broadcast wavelengths.</text:span></text:p>
      <text:p text:style-name="P65"/>
      <text:p text:style-name="P2">II.G. Peripheral equipment</text:p>
      <text:p text:style-name="P2"/>
      <text:p text:style-name="P56">None. This antenna design includes a transmission line (such as 75ohm coaxial cable) to reduce potential for noise at junctions etc.</text:p>
      <text:p text:style-name="P2"/>
      <text:p text:style-name="P2">II.H. Maintenance, reliability, safety factors</text:p>
      <text:p text:style-name="P2"/>
      <text:p text:style-name="P2">Safety precautions should be used consistent with <text:span text:style-name="T67">any indoor tv antenna</text:span>. <text:s/><text:span text:style-name="T67">Do not plug directly into power socket or leave antenna with a child unattended etc.</text:span></text:p>
      <text:p text:style-name="P2"/>
      <text:p text:style-name="P2">III. Innovation parameters</text:p>
      <text:p text:style-name="P2"/>
      <text:p text:style-name="P2">III.A. Novel or unique features</text:p>
      <text:p text:style-name="P2"/>
      <text:p text:style-name="P57">The integrated balun substituting balun transformers with coaxial inductors is novel for a tv antenna.</text:p>
      <text:p text:style-name="P57"/>
      <text:p text:style-name="P59">Prototypes of the antenna are capable of fitting in a mason jar.</text:p>
      <text:p text:style-name="P57"/>
      <text:p text:style-name="P2">III.B. Advantages of innovation</text:p>
      <text:p text:style-name="P2"/>
      <text:p text:style-name="P58">The loop antenna (without optional monopole) is capable of receiving many VHF as well as UHF channels. <text:span text:style-name="T68">This is not a feature of most “UHF” loop antennas.</text:span></text:p>
      <text:p text:style-name="P60"/>
      <text:p text:style-name="P58">The indoor tv antenna is fully omnidirectional in the horizontal plane ie ground. <text:span text:style-name="T68">Most tv antennas have some directionality at least for VHF reception when they are not assisted by an external powered, signal amplifying integrated circuit.</text:span></text:p>
      <text:p text:style-name="P2"/>
      <text:p text:style-name="P2">III.C. Development or new conceptual problems</text:p>
      <text:p text:style-name="P2"/>
      <text:p text:style-name="P59"><text:soft-page-break/>Newer tv receivers tend to produce more EMI. Shielding antenna from tv's EMI may be problematic.</text:p>
      <text:p text:style-name="P2"/>
      <text:p text:style-name="P2">III.D. Test data and source of error</text:p>
      <text:p text:style-name="P2"/>
      <text:p text:style-name="P2"><text:span text:style-name="T69">Multiple prototypes tested. </text:span>See file: PRIOR-ART-PROOF-OF-CONCEPT.odt for details.</text:p>
      <text:p text:style-name="P2"/>
      <text:p text:style-name="P2">III.E. Analysis of capabilities</text:p>
      <text:p text:style-name="P2"/>
      <text:p text:style-name="P2">Apparatus appears to work <text:span text:style-name="T69">as described when field tested according to standard DIY antenna testing practices –ie tested in a field away from metal and other objects that might affect performance.</text:span></text:p>
      <text:p text:style-name="P2"/>
      <text:p text:style-name="P2">IV. Potential commercial applications and points of contact</text:p>
      <text:p text:style-name="P2"/>
      <text:p text:style-name="P2">Contact <text:span text:style-name="T69">primary </text:span>innovator.</text:p>
      <text:p text:style-name="P2"/>
      <text:p text:style-name="P2">V. Other</text:p>
      <text:p text:style-name="P2"/>
      <text:p text:style-name="P2">V.A. Additional documentation: none. </text:p>
      <text:p text:style-name="P2">V.B. Degree of technology significance: <text:span text:style-name="T69">Novel application of existing technology</text:span></text:p>
      <text:p text:style-name="P2">V.C. State of development: <text:s/>early design and prototyping</text:p>
      <text:p text:style-name="P2"/>
      <text:p text:style-name="P2">VI. Patent status</text:p>
      <text:p text:style-name="P2"/>
      <text:p text:style-name="P2">Released under the TAPR Open Hardware License version 1.0</text:p>
      <text:p text:style-name="P2"/>
      <text:p text:style-name="P2">See file: PRIOR-ART-PROOF-OF-CONCEPT.odt for prior art details.</text:p>
      <text:p text:style-name="P2"/>
      <text:p text:style-name="P2">VII. Signatures of innovator(s), witnesses</text:p>
      <text:p text:style-name="P2"/>
      <text:p text:style-name="P2"/>
      <text:p text:style-name="P62">Liselotte Scheu<text:tab/><text:span text:style-name="T69">13 July 2015</text:span></text:p>
      <text:p text:style-name="P61">innovator</text:p>
      <text:p text:style-name="P62"/>
      <text:p text:style-name="P62"/>
      <text:p text:style-name="P62">Benjamin Brink<text:tab/><text:span text:style-name="T69">13 July 2015</text:span></text:p>
      <text:p text:style-name="P2">innovator</text:p>
      <text:p text:style-name="P2"/>
      <text:p text:style-name="P2"/>
      <text:p text:style-name="P62"><text:soft-page-break/>Eric Scheu<text:tab/><text:tab/><text:span text:style-name="T69">13 July 2015</text:span></text:p>
      <text:p text:style-name="P2">wit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Ubuntu1"/>
    </style:style>
    <style:style style:name="MT1" style:family="text">
      <style:text-properties officeooo:rsid="00180a2a"/>
    </style:style>
    <style:style style:name="MT2" style:family="text">
      <style:text-properties officeooo:rsid="00431774"/>
    </style:style>
    <style:style style:name="MT3" style:family="text"/>
    <style:style style:name="MT4" style:family="text">
      <style:text-properties style:text-underline-style="solid" style:text-underline-width="auto" style:text-underline-color="font-color"/>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XO Halo tv antenna</text:span><text:tab/><text:tab/><text:tab/><text:tab/><text:tab/><text:tab/><text:tab/>p<text:page-number text:select-page="current">10</text:page-number> of <text:page-count>10</text:page-count> on <text:date style:data-style-name="N84" text:date-value="2015-07-13T06:10:07.348237722">2015-07-13</text:date></text:p>
        <text:p text:style-name="MP1">file: README.odt<text:tab/><text:tab/><text:tab/><text:tab/><text:tab/>Copyright (c) 201<text:span text:style-name="MT1">5</text:span> <text:span text:style-name="MT2">Scheus Rainbow Army</text:span> </text:p>
        <text:p text:style-name="MP1">Licensed under the TAPR Open Hardware License (<text:a xlink:type="simple" xlink:href="http://www.tapr.org/OHL" text:style-name="Internet_20_link" text:visited-style-name="Visited_20_Internet_20_Link">www.tapr.org/OHL</text:a>) and </text:p>
        <text:p text:style-name="MP1"><text:span text:style-name="MT4">GNU General Public License version 3 ( </text:span><text:a xlink:type="simple" xlink:href="http://www.gnu.org/licenses" text:style-name="Internet_20_link" text:visited-style-name="Visited_20_Internet_20_Link"><text:span text:style-name="MT4">http://www.gnu.org/licenses</text:span></text:a><text:span text:style-name="MT4"> )<text:tab/><text:tab/><text:tab/><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1:38:00</meta:creation-date>
    <dc:date>2015-07-13T06:10:07.243515000</dc:date>
    <meta:editing-duration>P3DT12H30M54S</meta:editing-duration>
    <meta:editing-cycles>295</meta:editing-cycles>
    <meta:generator>LibreOffice/4.3.4.1$MacOSX_x86 LibreOffice_project/bc356b2f991740509f321d70e4512a6a54c5f243</meta:generator>
    <meta:printed-by>Benjamin Brink</meta:printed-by>
    <meta:print-date>2013-05-20T16:18:10</meta:print-date>
    <meta:document-statistic meta:table-count="0" meta:image-count="0" meta:object-count="0" meta:page-count="10" meta:paragraph-count="133" meta:word-count="2688" meta:character-count="17889" meta:non-whitespace-character-count="15184"/>
  </office:meta>
</office:document-meta>
</file>